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42,313,116,578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21,357,874,718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6,426,152,308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99,394,066,525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29,901,964,22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26,433,858,005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16,224,240,578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45,117,990,242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38,113,003,233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44,667,762,835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63,416,394,624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40,496,147,317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8,756,449,275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97,253,876,704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89,382,122,532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65,226,175,536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34,795,565,549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1,604,107,165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18,605,192,877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27,470,385,557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23,946,327,916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17,016,535,163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22,630,089,68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1:09.017417066</dc:date>
    <meta:editing-duration>PT5H32M27S</meta:editing-duration>
    <meta:editing-cycles>136</meta:editing-cycles>
    <meta:generator>LibreOffice/7.2.6.2$Linux_X86_64 LibreOffice_project/20$Build-2</meta:generator>
    <meta:document-statistic meta:table-count="1" meta:cell-count="48" meta:object-count="0"/>
  </office:meta>
</office:document-meta>
</file>